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64.06pt"/>
    </style:style>
    <style:style style:name="co4" style:family="table-column">
      <style:table-column-properties fo:break-before="auto" style:column-width="134.31pt"/>
    </style:style>
    <style:style style:name="co5" style:family="table-column">
      <style:table-column-properties fo:break-before="auto" style:column-width="12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Arial" style:font-name-asian="Noto Sans CJK SC Regular" style:font-name-complex="FreeSans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r_decay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save_path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num_step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mse_test</text:p>
          </table:table-cell>
          <table:table-cell office:value-type="string" calcext:value-type="string">
            <text:p>mae_test</text:p>
          </table:table-cell>
          <table:table-cell office:value-type="string" calcext:value-type="string">
            <text:p>load_typ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("2015-06-25", "2015-11-01")</text:p>
          </table:table-cell>
          <table:table-cell office:value-type="string" calcext:value-type="string">
            <text:p>18-03-29_16-35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52" calcext:value-type="float">
            <text:p>0.52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9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3-29_16-46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46" calcext:value-type="float">
            <text:p>0.46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-71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3-29_16-49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-47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0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-34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2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67" calcext:value-type="float">
            <text:p>0.67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-39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5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7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6_11-52_app0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0.41" calcext:value-type="float">
            <text:p>0.4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-53(c)</text:p>
          </table:table-cell>
          <table:table-cell office:value-type="float" office:value="0.45" calcext:value-type="float">
            <text:p>0.45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6_11-53_app0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0.36" calcext:value-type="float">
            <text:p>0.36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-66(c)</text:p>
          </table:table-cell>
          <table:table-cell office:value-type="float" office:value="0.42" calcext:value-type="float">
            <text:p>0.42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6_11-55_app0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0.44" calcext:value-type="float">
            <text:p>0.4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-63<text:span text:style-name="T1">(</text:span>c<text:span text:style-name="T1">)</text:span></text:p>
          </table:table-cell>
          <table:table-cell office:value-type="float" office:value="0.64" calcext:value-type="float">
            <text:p>0.64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292" calcext:value-type="float">
            <text:p>8292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7_12-16_app0</text:p>
          </table:table-cell>
          <table:table-cell office:value-type="float" office:value="3500" calcext:value-type="float">
            <text:p>3500</text:p>
          </table:table-cell>
          <table:table-cell office:value-type="float" office:value="60" calcext:value-type="float">
            <text:p>60</text:p>
          </table:table-cell>
          <table:table-cell office:value-type="float" office:value="0.36" calcext:value-type="float">
            <text:p>0.36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-197<text:span text:style-name="T1">(</text:span>c<text:span text:style-name="T1">)</text:span></text:p>
          </table:table-cell>
          <table:table-cell office:value-type="float" office:value="0.37" calcext:value-type="float">
            <text:p>0.37</text:p>
          </table:table-cell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292" calcext:value-type="float">
            <text:p>8292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7_12-21_app0</text:p>
          </table:table-cell>
          <table:table-cell office:value-type="float" office:value="3500" calcext:value-type="float">
            <text:p>3500</text:p>
          </table:table-cell>
          <table:table-cell office:value-type="float" office:value="60" calcext:value-type="float">
            <text:p>60</text:p>
          </table:table-cell>
          <table:table-cell office:value-type="float" office:value="0.22" calcext:value-type="float">
            <text:p>0.2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-216<text:span text:style-name="T1">(</text:span>c<text:span text:style-name="T1">)</text:span></text:p>
          </table:table-cell>
          <table:table-cell office:value-type="float" office:value="0.32" calcext:value-type="float">
            <text:p>0.32</text:p>
          </table:table-cell>
          <table:table-cell office:value-type="float" office:value="0.27" calcext:value-type="float">
            <text:p>0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292" calcext:value-type="float">
            <text:p>8292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7_12-25_app0</text:p>
          </table:table-cell>
          <table:table-cell office:value-type="float" office:value="3500" calcext:value-type="float">
            <text:p>3500</text:p>
          </table:table-cell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-215<text:span text:style-name="T1">(</text:span>c<text:span text:style-name="T1">)</text:span>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6-01", "2015-11-01")</text:p>
          </table:table-cell>
          <table:table-cell office:value-type="string" calcext:value-type="string">
            <text:p>18-04-20_11-43_app0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0.57" calcext:value-type="float">
            <text:p>0.57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-30<text:span text:style-name="T1">(</text:span>c<text:span text:style-name="T1">)</text:span></text:p>
          </table:table-cell>
          <table:table-cell office:value-type="float" office:value="0.58" calcext:value-type="float">
            <text:p>0.58</text:p>
          </table:table-cell>
          <table:table-cell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6-01", "2015-11-01")</text:p>
          </table:table-cell>
          <table:table-cell office:value-type="string" calcext:value-type="string">
            <text:p>18-04-20_11-44_app0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0.53" calcext:value-type="float">
            <text:p>0.53</text:p>
          </table:table-cell>
          <table:table-cell office:value-type="float" office:value="0.36" calcext:value-type="float">
            <text:p>0.36</text:p>
          </table:table-cell>
          <table:table-cell office:value-type="float" office:value="-27.5" calcext:value-type="float">
            <text:p>-27.5</text:p>
          </table:table-cell>
          <table:table-cell office:value-type="float" office:value="0.55" calcext:value-type="float">
            <text:p>0.55</text:p>
          </table:table-cell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6-01", "2015-11-01")</text:p>
          </table:table-cell>
          <table:table-cell office:value-type="string" calcext:value-type="string">
            <text:p>18-04-20_11-45_app0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0.49" calcext:value-type="float">
            <text:p>0.49</text:p>
          </table:table-cell>
          <table:table-cell office:value-type="float" office:value="0.32" calcext:value-type="float">
            <text:p>0.32</text:p>
          </table:table-cell>
          <table:table-cell office:value-type="float" office:value="-36" calcext:value-type="float">
            <text:p>-36</text:p>
          </table:table-cell>
          <table:table-cell office:value-type="float" office:value="0.55" calcext:value-type="float">
            <text:p>0.55</text:p>
          </table:table-cell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1-59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1.47" calcext:value-type="float">
            <text:p>1.47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-305<text:span text:style-name="T1">(</text:span>o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2-01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2.53" calcext:value-type="float">
            <text:p>2.53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-351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2-05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1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.03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-20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4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0.86" calcext:value-type="float">
            <text:p>0.86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-24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9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2.46" calcext:value-type="float">
            <text:p>2.46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-22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furnace1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{0:lr, 75:(lr/10), 150:(lr/100)}</text:p>
          </table:table-cell>
          <table:table-cell table:number-columns-repeated="10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0:lr, 75:(lr/10), 150:(lr/100)}</text:p>
          </table:table-cell>
          <table:table-cell table:number-columns-repeated="10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0:lr, 75:(lr/10), 150:(lr/100)}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2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2.11" calcext:value-type="float">
            <text:p>2.11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-21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4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2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6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46" calcext:value-type="float">
            <text:p>0.46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-56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07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2.16" calcext:value-type="float">
            <text:p>2.1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-25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09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0.81" calcext:value-type="float">
            <text:p>0.81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-97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11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-175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1-13_app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.16" calcext:value-type="float">
            <text:p>2.16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-149(c)</text:p>
          </table:table-cell>
          <table:table-cell office:value-type="float" office:value="2.35" calcext:value-type="float">
            <text:p>2.35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1-15_app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.07" calcext:value-type="float">
            <text:p>2.07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-222<text:span text:style-name="T1">(</text:span>c<text:span text:style-name="T1">)</text:span></text:p>
          </table:table-cell>
          <table:table-cell office:value-type="float" office:value="2.07" calcext:value-type="float">
            <text:p>2.07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1-17_app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0.35" calcext:value-type="float">
            <text:p>0.3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-295<text:span text:style-name="T1">(</text:span>c<text:span text:style-name="T1">)</text:span></text:p>
          </table:table-cell>
          <table:table-cell office:value-type="float" office:value="1.77" calcext:value-type="float">
            <text:p>1.77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2-18_app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.43" calcext:value-type="float">
            <text:p>1.43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-275<text:span text:style-name="T1">(</text:span>c<text:span text:style-name="T1">)</text:span></text:p>
          </table:table-cell>
          <table:table-cell office:value-type="float" office:value="1.71" calcext:value-type="float">
            <text:p>1.7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2-20_app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.61" calcext:value-type="float">
            <text:p>1.61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-287<text:span text:style-name="T1">(</text:span>c<text:span text:style-name="T1">)</text:span></text:p>
          </table:table-cell>
          <table:table-cell office:value-type="float" office:value="2.04" calcext:value-type="float">
            <text:p>2.04</text:p>
          </table:table-cell>
          <table:table-cell office:value-type="float" office:value="0.57" calcext:value-type="float">
            <text:p>0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2-22_app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.18" calcext:value-type="float">
            <text:p>2.18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-320<text:span text:style-name="T1">(</text:span>c<text:span text:style-name="T1">)</text:span></text:p>
          </table:table-cell>
          <table:table-cell office:value-type="float" office:value="2.32" calcext:value-type="float">
            <text:p>2.32</text:p>
          </table:table-cell>
          <table:table-cell office:value-type="float" office:value="0.59" calcext:value-type="float">
            <text:p>0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drye1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1-34_app4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oo few instances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drye1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(119, 80), (43, 80), (30, 80)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dry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drye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2-04_app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.17" calcext:value-type="float">
            <text:p>2.17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-251<text:span text:style-name="T1">(</text:span>c<text:span text:style-name="T1">)</text:span></text:p>
          </table:table-cell>
          <table:table-cell office:value-type="float" office:value="1.97" calcext:value-type="float">
            <text:p>1.97</text:p>
          </table:table-cell>
          <table:table-cell office:value-type="float" office:value="0.65" calcext:value-type="float">
            <text:p>0.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dry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2-06_app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76" calcext:value-type="float">
            <text:p>0.76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-344<text:span text:style-name="T1">(</text:span>c<text:span text:style-name="T1">)</text:span></text:p>
          </table:table-cell>
          <table:table-cell office:value-type="float" office:value="0.8" calcext:value-type="float">
            <text:p>0.8</text:p>
          </table:table-cell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dry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2-12_app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62" calcext:value-type="float">
            <text:p>0.62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-412<text:span text:style-name="T1">(</text:span>c<text:span text:style-name="T1">)</text:span></text:p>
          </table:table-cell>
          <table:table-cell office:value-type="float" office:value="1.17" calcext:value-type="float">
            <text:p>1.17</text:p>
          </table:table-cell>
          <table:table-cell office:value-type="float" office:value="0.43" calcext:value-type="float">
            <text:p>0.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drye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1_12-01_app4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.32" calcext:value-type="float">
            <text:p>2.3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-291<text:span text:style-name="T1">(</text:span>c<text:span text:style-name="T1">)</text:span></text:p>
          </table:table-cell>
          <table:table-cell office:value-type="float" office:value="2.1" calcext:value-type="float">
            <text:p>2.1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dry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1_12-03_app4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.45" calcext:value-type="float">
            <text:p>1.4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-329<text:span text:style-name="T1">(</text:span>c<text:span text:style-name="T1">)</text:span></text:p>
          </table:table-cell>
          <table:table-cell office:value-type="float" office:value="4.15" calcext:value-type="float">
            <text:p>4.15</text:p>
          </table:table-cell>
          <table:table-cell office:value-type="float" office:value="0.62" calcext:value-type="float">
            <text:p>0.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dry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1_12-05_app4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-374<text:span text:style-name="T1">(</text:span>c<text:span text:style-name="T1">)</text:span></text:p>
          </table:table-cell>
          <table:table-cell office:value-type="float" office:value="1.01" calcext:value-type="float">
            <text:p>1.01</text:p>
          </table:table-cell>
          <table:table-cell office:value-type="float" office:value="0.17" calcext:value-type="float">
            <text:p>0.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ishwashe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3_13-47_app5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-96<text:span text:style-name="T1">(</text:span>c<text:span text:style-name="T1">)</text:span></text:p>
          </table:table-cell>
          <table:table-cell office:value-type="float" office:value="1.85" calcext:value-type="float">
            <text:p>1.85</text:p>
          </table:table-cell>
          <table:table-cell office:value-type="float" office:value="0.78" calcext:value-type="float">
            <text:p>0.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ishwashe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3_13-49_app5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-204<text:span text:style-name="T1">(</text:span>c<text:span text:style-name="T1">)</text:span></text:p>
          </table:table-cell>
          <table:table-cell office:value-type="float" office:value="1.61" calcext:value-type="float">
            <text:p>1.61</text:p>
          </table:table-cell>
          <table:table-cell office:value-type="float" office:value="0.71" calcext:value-type="float">
            <text:p>0.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ishwashe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3_13-52_app5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0.97" calcext:value-type="float">
            <text:p>0.97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-128<text:span text:style-name="T1">(</text:span>c<text:span text:style-name="T1">)</text:span></text:p>
          </table:table-cell>
          <table:table-cell office:value-type="float" office:value="1.02" calcext:value-type="float">
            <text:p>1.02</text:p>
          </table:table-cell>
          <table:table-cell office:value-type="float" office:value="0.56" calcext:value-type="float">
            <text:p>0.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kitchenapp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2_16-11_app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.3" calcext:value-type="float">
            <text:p>1.3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-603<text:span text:style-name="T1">(</text:span>c<text:span text:style-name="T1">)</text:span></text:p>
          </table:table-cell>
          <table:table-cell office:value-type="float" office:value="1.64" calcext:value-type="float">
            <text:p>1.64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kitchenapp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2_16-12_app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.54" calcext:value-type="float">
            <text:p>1.54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-675<text:span text:style-name="T1">(</text:span>c<text:span text:style-name="T1">)</text:span></text:p>
          </table:table-cell>
          <table:table-cell office:value-type="float" office:value="1.38" calcext:value-type="float">
            <text:p>1.38</text:p>
          </table:table-cell>
          <table:table-cell office:value-type="float" office:value="0.57" calcext:value-type="float">
            <text:p>0.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kitchenapp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2_16-14_app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.94" calcext:value-type="float">
            <text:p>3.94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-424<text:span text:style-name="T1">(</text:span>c<text:span text:style-name="T1">)</text:span></text:p>
          </table:table-cell>
          <table:table-cell office:value-type="float" office:value="3.84" calcext:value-type="float">
            <text:p>3.84</text:p>
          </table:table-cell>
          <table:table-cell office:value-type="float" office:value="0.98" calcext:value-type="float">
            <text:p>0.98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6:25:46.351662634</meta:creation-date>
    <dc:date>2018-04-22T15:00:46.338374811</dc:date>
    <meta:editing-duration>P12DT20H31S</meta:editing-duration>
    <meta:editing-cycles>47</meta:editing-cycles>
    <meta:generator>LibreOffice/5.1.6.2$Linux_X86_64 LibreOffice_project/10m0$Build-2</meta:generator>
    <meta:document-statistic meta:table-count="1" meta:cell-count="729" meta:object-count="0"/>
  </office:meta>
</office:document-meta>
</file>